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CC00001FF800002C19FFAE0CEFFF3FB255.svm" manifest:media-type=""/>
  <manifest:file-entry manifest:full-path="Pictures/1000000000000020000000204B249CA79A42C6D7.png" manifest:media-type="image/png"/>
  <manifest:file-entry manifest:full-path="Pictures/2000003F000019F8000016E1C4E2395FDD2675EE.svm" manifest:media-type=""/>
  <manifest:file-entry manifest:full-path="Pictures/200005E5000082EA00000C0FFA68719C185AA36F.svm" manifest:media-type="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lbany AMT1" svg:font-family="'Albany AMT'" style:font-family-generic="modern" style:font-pitch="variable"/>
    <style:font-face style:name="DejaVu Sans Mono" svg:font-family="'DejaVu Sans Mono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="" draw:marker-start-width="0.275cm" draw:marker-end="" draw:marker-end-width="0.375cm" draw:textarea-horizontal-align="center" draw:textarea-vertical-align="middle" fo:padding-top="0.15cm" fo:padding-bottom="0.15cm" fo:padding-left="0.125cm" fo:padding-right="0.1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82cm"/>
    </style:style>
    <style:style style:name="gr5" style:family="graphic" style:parent-style-name="standard">
      <style:graphic-properties draw:stroke="none" draw:fill="none" fo:min-height="0.433cm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04cm"/>
    </style:style>
    <style:style style:name="gr9" style:family="graphic" style:parent-style-name="objectwithoutfill">
      <style:graphic-properties svg:stroke-width="0.05cm" svg:stroke-color="#c5000b" draw:marker-start="" draw:marker-start-width="0.39cm" draw:marker-end="Symmetric_20_Arrow" draw:marker-end-width="0.39cm" draw:fill="none" draw:textarea-horizontal-align="center" draw:textarea-vertical-align="middle" fo:padding-top="0.15cm" fo:padding-bottom="0.15cm" fo:padding-left="0.125cm" fo:padding-right="0.125cm"/>
    </style:style>
    <style:style style:name="gr10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.208cm" fo:min-width="0cm" fo:padding-top="0.14cm" fo:padding-bottom="0.14cm" fo:padding-left="0.115cm" fo:padding-right="0.115cm"/>
    </style:style>
    <style:style style:name="gr12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115cm" fo:padding-right="0.115cm" fo:wrap-option="no-wrap"/>
    </style:style>
    <style:style style:name="gr13" style:family="graphic" style:parent-style-name="objectwithoutfill">
      <style:graphic-properties svg:stroke-width="0.05cm" svg:stroke-color="#579d1c" draw:marker-start-width="0.38cm" draw:marker-end="Symmetric_20_Arrow" draw:marker-end-width="0.38cm" draw:fill="none" draw:textarea-horizontal-align="center" draw:textarea-vertical-align="middle" fo:padding-top="0.15cm" fo:padding-bottom="0.15cm" fo:padding-left="0.125cm" fo:padding-right="0.125cm"/>
    </style:style>
    <style:style style:name="gr14" style:family="graphic" style:parent-style-name="standard">
      <style:graphic-properties svg:stroke-width="0.03cm" svg:stroke-color="#579d1c" draw:marker-start-width="0.35cm" draw:marker-end-width="0.35cm" draw:fill="none" draw:textarea-horizontal-align="justify" draw:textarea-vertical-align="middle" draw:auto-grow-height="false" fo:min-height="0.163cm" fo:min-width="0cm" fo:padding-top="0.14cm" fo:padding-bottom="0.14cm" fo:padding-left="0.115cm" fo:padding-right="0.115cm"/>
    </style:style>
    <style:style style:name="gr15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svg:stroke-width="0.03cm" svg:stroke-color="#579d1c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115cm" fo:padding-right="0.115cm" fo:wrap-option="no-wrap"/>
    </style:style>
    <style:style style:name="P1" style:family="paragraph">
      <style:paragraph-properties fo:text-align="center"/>
      <style:text-properties style:font-name="Hack"/>
    </style:style>
    <style:style style:name="P2" style:family="paragraph">
      <loext:graphic-properties draw:fill="none"/>
      <style:paragraph-properties fo:text-align="center"/>
      <style:text-properties style:font-name="Hack"/>
    </style:style>
    <style:style style:name="P3" style:family="paragraph">
      <style:paragraph-properties fo:margin-left="0cm" fo:margin-right="0cm" fo:text-align="start" fo:text-indent="0cm"/>
      <style:text-properties fo:color="#0066cc" style:font-name="Hack"/>
    </style:style>
    <style:style style:name="P4" style:family="paragraph">
      <loext:graphic-properties draw:fill="none"/>
      <style:paragraph-properties fo:margin-left="0cm" fo:margin-right="0cm" fo:text-align="start" fo:text-indent="0cm"/>
      <style:text-properties fo:color="#0066cc" style:font-name="Hack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margin-left="0cm" fo:margin-right="0cm" fo:text-align="start" fo:text-indent="0cm"/>
      <style:text-properties style:font-name="Hack"/>
    </style:style>
    <style:style style:name="P6" style:family="paragraph">
      <loext:graphic-properties draw:fill="none"/>
      <style:paragraph-properties fo:margin-left="0cm" fo:margin-right="0cm" fo:text-align="start" fo:text-indent="0cm"/>
      <style:text-properties style:font-name="Hack"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"/>
    </style:style>
    <style:style style:name="P8" style:family="paragraph">
      <loext:graphic-properties draw:fill="solid" draw:fill-color="#b2b2b2"/>
      <style:paragraph-properties fo:text-align="center"/>
      <style:text-properties style:font-name="Hack"/>
    </style:style>
    <style:style style:name="P9" style:family="paragraph">
      <loext:graphic-properties draw:fill="none" draw:fill-color="#ffffff"/>
      <style:paragraph-properties fo:text-align="center"/>
      <style:text-properties fo:color="#333333" style:font-name="H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>
      <loext:graphic-properties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  <style:text-properties style:font-name="Hack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66cc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4c4c4c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33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0.825cm" svg:y1="5.315cm" svg:x2="12.325cm" svg:y2="6.94cm">
          <text:p/>
        </draw:line>
        <draw:line draw:style-name="gr1" draw:text-style-name="P1" draw:layer="layout" svg:x1="11.325cm" svg:y1="5.44cm" svg:x2="14.7cm" svg:y2="7.44cm">
          <text:p/>
        </draw:line>
        <draw:frame draw:style-name="gr2" draw:text-style-name="P2" draw:layer="layout" svg:width="3.2cm" svg:height="2.11cm" svg:x="6cm" svg:y="3.58cm">
          <draw:image xlink:href="Pictures/2000003F000019F8000016E1C4E2395FDD2675EE.svm" xlink:type="simple" xlink:show="embed" xlink:actuate="onLoad">
            <text:p/>
          </draw:image>
        </draw:frame>
        <draw:frame draw:style-name="gr3" draw:text-style-name="P2" draw:layer="layout" svg:width="2.4cm" svg:height="1.82cm" svg:x="12.95cm" svg:y="7.115cm">
          <draw:image xlink:href="Pictures/20000D4500006E3E000052F84B49A3E8A6832590.svm" xlink:type="simple" xlink:show="embed" xlink:actuate="onLoad">
            <text:p/>
          </draw:image>
        </draw:frame>
        <draw:line draw:style-name="gr1" draw:text-style-name="P1" draw:layer="layout" svg:x1="10.825cm" svg:y1="3.69cm" svg:x2="11.325cm" svg:y2="2.44cm">
          <text:p/>
        </draw:line>
        <draw:line draw:style-name="gr1" draw:text-style-name="P1" draw:layer="layout" svg:x1="10.45cm" svg:y1="5.44cm" svg:x2="9.95cm" svg:y2="6.565cm">
          <text:p/>
        </draw:line>
        <draw:frame draw:style-name="gr4" draw:text-style-name="P4" draw:layer="layout" svg:width="5.735cm" svg:height="0.832cm" draw:transform="rotate (-0.174532925199433) translate (8.187cm 8.645cm)">
          <draw:text-box>
            <text:p text:style-name="P3"><text:span text:style-name="T1">adresses IP privées</text:span></text:p>
          </draw:text-box>
        </draw:frame>
        <draw:frame draw:style-name="gr3" draw:text-style-name="P2" draw:layer="layout" svg:width="3.2cm" svg:height="0.3cm" svg:x="9.825cm" svg:y="5.14cm">
          <draw:image xlink:href="Pictures/200005E5000082EA00000C0FFA68719C185AA36F.svm" xlink:type="simple" xlink:show="embed" xlink:actuate="onLoad">
            <text:p/>
          </draw:image>
        </draw:frame>
        <draw:line draw:style-name="gr1" draw:text-style-name="P1" draw:layer="layout" svg:x1="8.701cm" svg:y1="4.891cm" svg:x2="10.325cm" svg:y2="5.315cm">
          <text:p/>
        </draw:line>
        <draw:frame draw:style-name="gr3" draw:text-style-name="P2" draw:layer="layout" svg:width="3.2cm" svg:height="0.3cm" svg:x="9.825cm" svg:y="3.54cm">
          <draw:image xlink:href="Pictures/200005E5000082EA00000C0FFA68719C185AA36F.svm" xlink:type="simple" xlink:show="embed" xlink:actuate="onLoad">
            <text:p/>
          </draw:image>
        </draw:frame>
        <draw:line draw:style-name="gr1" draw:text-style-name="P1" draw:layer="layout" svg:x1="8.701cm" svg:y1="4.215cm" svg:x2="10.325cm" svg:y2="3.791cm">
          <text:p/>
        </draw:line>
        <draw:frame draw:style-name="gr5" draw:text-style-name="P6" draw:layer="layout" svg:width="3.375cm" svg:height="0.683cm" svg:x="12.95cm" svg:y="9.09cm">
          <draw:text-box>
            <text:p text:style-name="P5"><text:span text:style-name="T2">192.168.1.3/24</text:span></text:p>
          </draw:text-box>
        </draw:frame>
        <draw:frame draw:style-name="gr3" draw:text-style-name="P2" draw:layer="layout" svg:width="2.4cm" svg:height="1.82cm" svg:x="10.451cm" svg:y="6.615cm">
          <draw:image xlink:href="Pictures/20000D4500006E3E000052F84B49A3E8A6832590.svm" xlink:type="simple" xlink:show="embed" xlink:actuate="onLoad">
            <text:p/>
          </draw:image>
        </draw:frame>
        <draw:frame draw:style-name="gr5" draw:text-style-name="P6" draw:layer="layout" svg:width="3.375cm" svg:height="0.683cm" svg:x="10.351cm" svg:y="8.59cm">
          <draw:text-box>
            <text:p text:style-name="P5"><text:span text:style-name="T2">192.168.1.2/24</text:span></text:p>
          </draw:text-box>
        </draw:frame>
        <draw:frame draw:style-name="gr3" draw:text-style-name="P2" draw:layer="layout" svg:width="2.4cm" svg:height="1.82cm" svg:x="7.951cm" svg:y="6.115cm">
          <draw:image xlink:href="Pictures/20000D4500006E3E000052F84B49A3E8A6832590.svm" xlink:type="simple" xlink:show="embed" xlink:actuate="onLoad">
            <text:p/>
          </draw:image>
        </draw:frame>
        <draw:frame draw:style-name="gr5" draw:text-style-name="P6" draw:layer="layout" svg:width="3.375cm" svg:height="0.683cm" svg:x="7.551cm" svg:y="7.99cm">
          <draw:text-box>
            <text:p text:style-name="P5"><text:span text:style-name="T2">192.168.1.3/24</text:span></text:p>
          </draw:text-box>
        </draw:frame>
        <draw:frame draw:style-name="gr5" draw:text-style-name="P6" draw:layer="layout" svg:width="3.375cm" svg:height="0.683cm" svg:x="12.95cm" svg:y="3.057cm">
          <draw:text-box>
            <text:p text:style-name="P5"><text:span text:style-name="T2">192.168.0.2/24</text:span></text:p>
          </draw:text-box>
        </draw:frame>
        <draw:frame draw:style-name="gr3" draw:text-style-name="P2" draw:layer="layout" svg:width="1.8cm" svg:height="2.49cm" svg:x="10.7cm" svg:y="0.2cm">
          <draw:image xlink:href="Pictures/200000CC00001FF800002C19FFAE0CEFFF3FB255.svm" xlink:type="simple" xlink:show="embed" xlink:actuate="onLoad">
            <text:p/>
          </draw:image>
        </draw:frame>
        <draw:frame draw:style-name="gr5" draw:text-style-name="P6" draw:layer="layout" svg:width="3.375cm" svg:height="0.683cm" svg:x="10.325cm" svg:y="2.682cm">
          <draw:text-box>
            <text:p text:style-name="P5"><text:span text:style-name="T2">192.168.0.1/24</text:span></text:p>
          </draw:text-box>
        </draw:frame>
        <draw:line draw:style-name="gr1" draw:text-style-name="P1" draw:layer="layout" svg:x1="11.325cm" svg:y1="3.69cm" svg:x2="14.2cm" svg:y2="2.94cm">
          <text:p/>
        </draw:line>
        <draw:g>
          <draw:path draw:style-name="gr6" draw:text-style-name="P7" draw:layer="layout" svg:width="5.522cm" svg:height="4.112cm" svg:x="0.457cm" svg:y="2.382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7" draw:text-style-name="P8" draw:layer="layout" svg:width="0.232cm" svg:height="0.372cm" svg:x="5.554cm" svg:y="5.376cm" svg:viewBox="0 0 233 373" svg:d="M107 0c65 129 104 245 126 350l-58 11-59 12c-18-95-56-201-116-321l54-26z">
            <text:p/>
          </draw:path>
          <draw:path draw:style-name="gr7" draw:text-style-name="P8" draw:layer="layout" svg:width="0.203cm" svg:height="0.366cm" svg:x="5.598cm" svg:y="5.861cm" svg:viewBox="0 0 204 367" svg:d="M204 0v23c0 69-10 130-28 187-20 58-46 111-81 157l-48-36-47-35c28-37 49-77 63-121 15-46 23-97 23-152v-18l58-3z">
            <text:p/>
          </draw:path>
          <draw:path draw:style-name="gr7" draw:text-style-name="P8" draw:layer="layout" svg:width="0.37cm" svg:height="0.266cm" svg:x="5.234cm" svg:y="6.234cm" svg:viewBox="0 0 371 267" svg:d="M371 89c-45 40-97 75-154 104s-116 54-180 74l-19-57-18-57c58-16 112-39 162-66 49-24 92-53 132-87l38 44z">
            <text:p/>
          </draw:path>
          <draw:path draw:style-name="gr7" draw:text-style-name="P8" draw:layer="layout" svg:width="0.37cm" svg:height="0.165cm" svg:x="4.782cm" svg:y="6.418cm" svg:viewBox="0 0 371 166" svg:d="M371 115c-117 28-239 43-363 51l-3-59-5-59c116-8 234-22 345-48l12 57z">
            <text:p/>
          </draw:path>
          <draw:path draw:style-name="gr7" draw:text-style-name="P8" draw:layer="layout" svg:width="0.362cm" svg:height="0.129cm" svg:x="4.304cm" svg:y="6.459cm" svg:viewBox="0 0 363 130" svg:d="M363 130h-72c-101 0-201-4-291-12l6-58 5-60c87 8 182 12 280 12 23 0 46 0 70-1l2 60z">
            <text:p/>
          </draw:path>
          <draw:path draw:style-name="gr7" draw:text-style-name="P8" draw:layer="layout" svg:width="0.351cm" svg:height="0.225cm" svg:x="3.846cm" svg:y="6.426cm" svg:viewBox="0 0 352 226" svg:d="M337 140c-43-5-81-11-116-17-54 38-109 73-163 103l-29-51-29-52c58-32 116-69 173-111l5-4c7-8 20-8 30-8 3 0 6 0 11 2 38 7 84 13 133 19l-7 59zM198 118c7 2 15 3 23 5 7-5 13-11 21-16l-34-47z">
            <text:p/>
          </draw:path>
          <draw:path draw:style-name="gr7" draw:text-style-name="P8" draw:layer="layout" svg:width="0.371cm" svg:height="0.22cm" svg:x="3.42cm" svg:y="6.6cm" svg:viewBox="0 0 372 221" svg:d="M372 107c-118 56-236 92-351 114l-10-58-11-59c106-20 214-53 323-104l25 54z">
            <text:p/>
          </draw:path>
          <draw:path draw:style-name="gr7" draw:text-style-name="P8" draw:layer="layout" svg:width="0.371cm" svg:height="0.151cm" svg:x="2.949cm" svg:y="6.688cm" svg:viewBox="0 0 372 152" svg:d="M372 149c-30 1-60 3-90 3-98 0-193-12-282-38l15-57 17-57c78 21 162 34 250 34 27 0 53-2 81-3l5 58z">
            <text:p/>
          </draw:path>
          <draw:path draw:style-name="gr7" draw:text-style-name="P8" draw:layer="layout" svg:width="0.353cm" svg:height="0.3cm" svg:x="2.523cm" svg:y="6.459cm" svg:viewBox="0 0 354 301" svg:d="M306 301c-116-51-220-126-306-221l44-40 45-40c73 83 164 147 265 192l-23 53z">
            <text:p/>
          </draw:path>
          <draw:path draw:style-name="gr7" draw:text-style-name="P8" draw:layer="layout" svg:width="0.371cm" svg:height="0.249cm" svg:x="2.157cm" svg:y="6.38cm" svg:viewBox="0 0 372 250" svg:d="M372 92c-47 37-99 69-158 95s-121 48-185 63l-15-57-14-58c58-14 113-32 164-55s95-49 135-80l36 46z">
            <text:p/>
          </draw:path>
          <draw:path draw:style-name="gr7" draw:text-style-name="P8" draw:layer="layout" svg:width="0.371cm" svg:height="0.129cm" svg:x="1.691cm" svg:y="6.536cm" svg:viewBox="0 0 372 130" svg:d="M372 117c-63 9-125 13-190 13-59 0-121-4-182-12l8-58 7-58c55 6 112 10 167 10 58 0 117-4 173-12l8 58z">
            <text:p/>
          </draw:path>
          <draw:path draw:style-name="gr7" draw:text-style-name="P8" draw:layer="layout" svg:width="0.373cm" svg:height="0.232cm" svg:x="1.221cm" svg:y="6.401cm" svg:viewBox="0 0 374 233" svg:d="M349 233c-122-26-242-70-349-130l29-52 29-51c97 54 205 94 316 117l-13 58z">
            <text:p/>
          </draw:path>
          <draw:path draw:style-name="gr7" draw:text-style-name="P8" draw:layer="layout" svg:width="0.322cm" svg:height="0.34cm" svg:x="0.863cm" svg:y="6.096cm" svg:viewBox="0 0 323 341" svg:d="M253 341c-101-76-189-169-253-281l52-29 51-31c56 98 131 179 220 244l-35 47z">
            <text:p/>
          </draw:path>
          <draw:path draw:style-name="gr7" draw:text-style-name="P8" draw:layer="layout" svg:width="0.174cm" svg:height="0.367cm" svg:x="0.745cm" svg:y="5.674cm" svg:viewBox="0 0 175 368" svg:d="M64 368c-41-104-64-224-64-356v-12h60l59 2v10c0 117 19 221 56 313l-56 22z">
            <text:p/>
          </draw:path>
          <draw:path draw:style-name="gr7" draw:text-style-name="P8" draw:layer="layout" svg:width="0.373cm" svg:height="0.301cm" svg:x="0.5cm" svg:y="5.289cm" svg:viewBox="0 0 374 302" svg:d="M254 255l54 6 6-12-58-8c-2 4-2 9-2 14zM371 268l-59-7h-4l-20 41c-106-52-204-127-288-222l44-40 45-40c73 83 158 150 251 195 2 1 3 1 3 3 0 12 17 12 23 21s8 19 8 30c0 3 0 4-2 7 0 5 0 8-1 12z">
            <text:p/>
          </draw:path>
          <draw:path draw:style-name="gr7" draw:text-style-name="P8" draw:layer="layout" svg:width="0.261cm" svg:height="0.369cm" svg:x="0.256cm" svg:y="4.901cm" svg:viewBox="0 0 262 370" svg:d="M165 370c-70-100-127-214-165-335l55-18 57-17c35 109 86 210 150 301l-49 33z">
            <text:p/>
          </draw:path>
          <draw:path draw:style-name="gr7" draw:text-style-name="P8" draw:layer="layout" svg:width="0.138cm" svg:height="0.373cm" svg:x="0.2cm" svg:y="4.442cm" svg:viewBox="0 0 139 374" svg:d="M25 374c-17-75-25-153-25-231 0-48 3-95 9-143l58 8 60 9c-6 41-9 84-9 126 0 70 8 139 21 208l-56 11z">
            <text:p/>
          </draw:path>
          <draw:path draw:style-name="gr7" draw:text-style-name="P8" draw:layer="layout" svg:width="0.258cm" svg:height="0.369cm" svg:x="0.233cm" svg:y="3.98cm" svg:viewBox="0 0 259 370" svg:d="M0 339c32-118 84-233 164-339l47 37 48 35c-71 94-117 193-144 298l-58-16z">
            <text:p/>
          </draw:path>
          <draw:path draw:style-name="gr7" draw:text-style-name="P8" draw:layer="layout" svg:width="0.351cm" svg:height="0.303cm" svg:x="0.478cm" svg:y="3.664cm" svg:viewBox="0 0 352 304" svg:d="M0 222c78-82 176-158 294-222l29 51 29 52c-107 60-196 127-266 201l-43-40z">
            <text:p/>
          </draw:path>
          <draw:path draw:style-name="gr7" draw:text-style-name="P8" draw:layer="layout" svg:width="0.184cm" svg:height="0.381cm" svg:x="0.823cm" svg:y="3.333cm" svg:viewBox="0 0 185 382" svg:d="M64 275l23 53 39-17-23-53c-13 4-26 10-39 17zM112 382l-25-54-15 6c-51-119-72-231-72-334h60 58c0 89 20 186 63 290 3 8 4 14 4 21 0 13-3 22-7 31s-13 15-22 22c-3 1-4 1-7 3-13 4-25 10-37 15z">
            <text:p/>
          </draw:path>
          <draw:path draw:style-name="gr7" draw:text-style-name="P8" draw:layer="layout" svg:width="0.264cm" svg:height="0.36cm" svg:x="0.835cm" svg:y="2.867cm" svg:viewBox="0 0 265 361" svg:d="M0 339c12-67 35-129 66-186s69-107 115-153l41 41 43 42c-38 38-71 81-95 127-26 46-44 97-54 151l-58-11z">
            <text:p/>
          </draw:path>
          <draw:path draw:style-name="gr7" draw:text-style-name="P8" draw:layer="layout" svg:width="0.37cm" svg:height="0.252cm" svg:x="1.112cm" svg:y="2.624cm" svg:viewBox="0 0 371 253" svg:d="M0 158c98-72 214-126 342-158l13 57 16 57c-112 29-215 76-301 139l-35-47z">
            <text:p/>
          </draw:path>
          <draw:path draw:style-name="gr7" draw:text-style-name="P8" draw:layer="layout" svg:width="0.373cm" svg:height="0.132cm" svg:x="1.575cm" svg:y="2.586cm" svg:viewBox="0 0 374 133" svg:d="M0 14c58-9 118-14 176-14 66 0 132 6 198 17l-10 58-10 58c-58-9-118-13-178-13-53 0-106 3-158 10l-9-58z">
            <text:p/>
          </draw:path>
          <draw:path draw:style-name="gr7" draw:text-style-name="P8" draw:layer="layout" svg:width="0.386cm" svg:height="0.286cm" svg:x="2.039cm" svg:y="2.629cm" svg:viewBox="0 0 387 287" svg:d="M32 0c117 32 230 84 331 156l-29 40 53 19c-1 3-1 6-3 7-1 5-3 8-4 13-35 106-12 15-22 21s-20 8-30 8-20-3-29-8c-2-1-3-1-5-3-90-64-190-109-294-138l15-58zM328 204l6-8-3-1-55-19c-2 3-3 7-3 10z">
            <text:p/>
          </draw:path>
          <draw:path draw:style-name="gr7" draw:text-style-name="P8" draw:layer="layout" svg:width="0.31cm" svg:height="0.344cm" svg:x="2.365cm" svg:y="2.394cm" svg:viewBox="0 0 311 345" svg:d="M0 291c29-58 64-112 106-161 39-49 84-92 133-130l35 48 37 46c-41 33-80 70-115 112-34 43-66 89-90 139l-54-26z">
            <text:p/>
          </draw:path>
          <draw:path draw:style-name="gr7" draw:text-style-name="P8" draw:layer="layout" svg:width="0.373cm" svg:height="0.223cm" svg:x="2.708cm" svg:y="2.202cm" svg:viewBox="0 0 374 224" svg:d="M0 121c109-63 230-103 355-121l9 58 10 59c-112 16-219 52-314 107l-29-52z">
            <text:p/>
          </draw:path>
          <draw:path draw:style-name="gr7" draw:text-style-name="P8" draw:layer="layout" svg:width="0.368cm" svg:height="0.163cm" svg:x="3.189cm" svg:y="2.19cm" svg:viewBox="0 0 369 164" svg:d="M0 0h35c112 0 225 17 334 51l-17 56-17 57c-98-31-199-46-300-46-10 0-21 0-32 2l-1-60z">
            <text:p/>
          </draw:path>
          <draw:path draw:style-name="gr7" draw:text-style-name="P8" draw:layer="layout" svg:width="0.359cm" svg:height="0.29cm" svg:x="3.627cm" svg:y="2.284cm" svg:viewBox="0 0 360 291" svg:d="M47 0c114 49 221 118 313 206l-40 43-41 42c-81-78-176-139-279-182l25-55z">
            <text:p/>
          </draw:path>
          <draw:path draw:style-name="gr7" draw:text-style-name="P8" draw:layer="layout" svg:width="0.261cm" svg:height="0.378cm" svg:x="3.982cm" svg:y="2.581cm" svg:viewBox="0 0 262 379" svg:d="M90 0c71 86 131 186 172 299l-28 9 28 49c-9 5-17 10-26 14s-19 8-29 8-20-3-29-8-17-12-23-21c-2-3-2-6-3-9-39-102-91-189-152-266l44-37zM207 319l27-11-1-3-28-52c-9 5-18 9-27 15z">
            <text:p/>
          </draw:path>
          <draw:path draw:style-name="gr7" draw:text-style-name="P8" draw:layer="layout" svg:width="0.37cm" svg:height="0.177cm" svg:x="4.304cm" svg:y="2.715cm" svg:viewBox="0 0 371 178" svg:d="M0 67c115-42 240-64 368-67l1 60 2 58c-115 3-227 22-331 60l-20-55z">
            <text:p/>
          </draw:path>
          <draw:path draw:style-name="gr7" draw:text-style-name="P8" draw:layer="layout" svg:width="0.371cm" svg:height="0.18cm" svg:x="4.786cm" svg:y="2.718cm" svg:viewBox="0 0 372 181" svg:d="M8 0c124 8 246 32 364 69l-18 55-17 57c-109-34-222-55-337-63l5-60z">
            <text:p/>
          </draw:path>
          <draw:path draw:style-name="gr7" draw:text-style-name="P8" draw:layer="layout" svg:width="0.368cm" svg:height="0.275cm" svg:x="5.231cm" svg:y="2.828cm" svg:viewBox="0 0 369 276" svg:d="M43 0c121 48 231 109 326 181l-37 48-35 47c-86-66-188-123-297-167l21-55z">
            <text:p/>
          </draw:path>
          <draw:path draw:style-name="gr7" draw:text-style-name="P8" draw:layer="layout" svg:width="0.285cm" svg:height="0.356cm" svg:x="5.61cm" svg:y="3.089cm" svg:viewBox="0 0 286 357" svg:d="M83 0c50 49 93 101 127 155 35 55 61 113 76 173l-56 14-58 15c-13-47-34-95-62-139-29-46-66-91-110-132l41-43z">
            <text:p/>
          </draw:path>
          <draw:path draw:style-name="gr7" draw:text-style-name="P8" draw:layer="layout" svg:width="0.236cm" svg:height="0.358cm" svg:x="5.675cm" svg:y="3.546cm" svg:viewBox="0 0 237 359" svg:d="M237 2c-1 59-13 121-38 181-23 58-60 118-109 176l-46-38-44-39c40-47 70-96 90-144 19-46 28-92 29-138l59 2z">
            <text:p/>
          </draw:path>
          <draw:path draw:style-name="gr7" draw:text-style-name="P8" draw:layer="layout" svg:width="0.325cm" svg:height="0.338cm" svg:x="5.692cm" svg:y="3.894cm" svg:viewBox="0 0 326 339" svg:d="M64 0c48 31 95 71 140 118 43 46 84 98 122 157l-50 32-49 32c-34-52-71-100-109-140s-78-73-118-99l32-51z">
            <text:p/>
          </draw:path>
          <draw:path draw:style-name="gr7" draw:text-style-name="P8" draw:layer="layout" svg:width="0.216cm" svg:height="0.372cm" svg:x="5.975cm" svg:y="4.278cm" svg:viewBox="0 0 217 373" svg:d="M106 0c55 110 96 233 111 357l-58 8-58 8c-15-111-52-220-101-319l52-26z">
            <text:p/>
          </draw:path>
          <draw:path draw:style-name="gr7" draw:text-style-name="P8" draw:layer="layout" svg:width="0.206cm" svg:height="0.369cm" svg:x="5.993cm" svg:y="4.76cm" svg:viewBox="0 0 207 370" svg:d="M207 2c-2 64-11 127-28 188-17 63-43 123-79 180l-51-33-49-32c29-46 51-96 66-147 14-51 21-104 23-158l58 2z">
            <text:p/>
          </draw:path>
          <draw:path draw:style-name="gr7" draw:text-style-name="P8" draw:layer="layout" svg:width="0.359cm" svg:height="0.284cm" svg:x="5.653cm" svg:y="5.148cm" svg:viewBox="0 0 360 285" svg:d="M360 83c-40 40-86 78-138 112s-112 64-179 90l-22-55-21-55c58-23 112-49 158-80 44-29 82-60 116-95l43 41z">
            <text:p/>
          </draw:path>
        </draw:g>
        <draw:frame draw:style-name="gr8" draw:text-style-name="P9" draw:layer="layout" svg:width="2.404cm" svg:height="0.747cm" svg:x="0.7cm" svg:y="4.69cm">
          <draw:text-box>
            <text:p text:style-name="P1"><text:span text:style-name="T3">Internet</text:span></text:p>
          </draw:text-box>
        </draw:frame>
        <draw:line draw:style-name="gr1" draw:text-style-name="P1" draw:layer="layout" svg:x1="5.7cm" svg:y1="4.565cm" svg:x2="6.75cm" svg:y2="4.565cm">
          <text:p/>
        </draw:line>
        <draw:path draw:style-name="gr9" draw:text-style-name="P2" draw:layer="layout" svg:width="5.762cm" svg:height="5.525cm" draw:transform="skewX (0.17243853009704) rotate (2.23663943643073) translate (7.75996491763702cm 9.47159926454281cm)" svg:viewBox="0 0 5763 5526" svg:d="M0 5526c3975 0 5763-5526 5763-5526">
          <text:p/>
        </draw:path>
        <draw:custom-shape draw:style-name="gr10" draw:text-style-name="P10" draw:layer="layout" svg:width="2.75cm" svg:height="1.625cm" svg:x="2.575cm" svg:y="5.465cm">
          <text:p text:style-name="P1"><text:span text:style-name="T4">traduction</text:span></text:p>
          <text:p text:style-name="P1"><text:span text:style-name="T4">d'adresses</text:span></text:p>
          <text:p text:style-name="P1"><text:span text:style-name="T4">source</text:span></text:p>
          <draw:enhanced-geometry svg:viewBox="0 0 21600 21600" draw:text-areas="800 800 20800 20800" draw:type="round-rectangular-callout" draw:modifiers="31846.4558342421 -5698.89298892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0.3cm" svg:height="0.69cm" svg:x="6.4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4.625cm" svg:height="1.125cm" svg:x="2.825cm" svg:y="6.99cm">
          <text:p text:style-name="P1"><text:span text:style-name="T5">adresse IP publique</text:span></text:p>
          <text:p text:style-name="P1"><text:span text:style-name="T5">203.0.113.3/29</text:span></text:p>
          <draw:enhanced-geometry svg:viewBox="0 0 21600 21600" draw:text-areas="800 800 20800 20800" draw:type="round-rectangular-callout" draw:modifiers="17775.8754863813 -37157.3712255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3" draw:text-style-name="P2" draw:layer="layout" svg:width="10.04cm" svg:height="3.131cm" draw:transform="skewX (-5.92285915495814E-017) rotate (-0.361806753938425) translate (4.55864947711398cm 0.135683827452317cm)" svg:viewBox="0 0 10041 3132" svg:d="M0 3132c4945 0 10041-3132 10041-3132">
          <text:p/>
        </draw:path>
        <draw:path draw:style-name="gr13" draw:text-style-name="P2" draw:layer="layout" svg:width="6.598cm" svg:height="2.758cm" draw:transform="rotate (-0.48345620280243) translate (4.85732654308131cm 0.24752785742515cm)" svg:viewBox="0 0 6599 2759" svg:d="M0 2759c5647 0 6599-2759 6599-2759">
          <text:p/>
        </draw:path>
        <draw:custom-shape draw:style-name="gr14" draw:text-style-name="P2" draw:layer="layout" svg:width="0.3cm" svg:height="0.625cm" svg:x="6.32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3cm" svg:height="1.625cm" svg:x="5.7cm" svg:y="1.315cm">
          <text:p text:style-name="P1"><text:span text:style-name="T4">traduction</text:span></text:p>
          <text:p text:style-name="P1"><text:span text:style-name="T4">d'adresses</text:span></text:p>
          <text:p text:style-name="P1"><text:span text:style-name="T4">destination</text:span></text:p>
          <draw:enhanced-geometry svg:viewBox="0 0 21600 21600" draw:text-areas="800 800 20800 20800" draw:type="round-rectangular-callout" draw:modifiers="5498.96701099634 30580.073800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3.5cm" svg:height="1.5cm" svg:x="2.4cm" svg:y="0.315cm">
          <text:p text:style-name="P1"><text:span text:style-name="T5">adresse IP </text:span></text:p>
          <text:p text:style-name="P1"><text:span text:style-name="T5">publique</text:span></text:p>
          <text:p text:style-name="P1"><text:span text:style-name="T5">203.0.113.1/29</text:span></text:p>
          <draw:enhanced-geometry svg:viewBox="0 0 21600 21600" draw:text-areas="800 800 20800 20800" draw:type="round-rectangular-callout" draw:modifiers="7354.24164524422 34292.338441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3.75cm" svg:height="1.375cm" svg:x="0.2cm" svg:y="3.315cm">
          <text:p text:style-name="P1"><text:span text:style-name="T5">adresse IP</text:span></text:p>
          <text:p text:style-name="P1"><text:span text:style-name="T5">publique</text:span></text:p>
          <text:p text:style-name="P1"><text:span text:style-name="T5">203.0.113.2/29</text:span></text:p>
          <draw:enhanced-geometry svg:viewBox="0 0 21600 21600" draw:text-areas="800 800 20800 20800" draw:type="round-rectangular-callout" draw:modifiers="19049.0002665956 -3641.86046511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9" draw:text-style-name="P2" draw:layer="layout" svg:width="4.322cm" svg:height="3.898cm" draw:transform="rotate (2.14710404580342) translate (6.56871910534191cm 8.56371867567512cm)" svg:viewBox="0 0 4323 3899" svg:d="M0 3899c2982 0 4323-3899 4323-3899">
          <text:p/>
        </draw:path>
        <draw:frame draw:style-name="gr3" draw:text-style-name="P2" draw:layer="layout" svg:width="1.8cm" svg:height="2.49cm" svg:x="13.6cm" svg:y="0.79cm">
          <draw:image xlink:href="Pictures/200000CC00001FF800002C19FFAE0CEFFF3FB255.svm" xlink:type="simple" xlink:show="embed" xlink:actuate="onLoad">
            <text:p/>
          </draw:image>
        </draw:frame>
        <draw:path draw:style-name="gr9" draw:text-style-name="P2" draw:layer="layout" svg:width="6.746cm" svg:height="6.541cm" draw:transform="skewX (0.219736952826086) rotate (2.26229577643505) translate (8.52878894936491cm 10.1714232660283cm)" svg:viewBox="0 0 6747 6542" svg:d="M0 6542c4655 0 6747-6542 6747-654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lbany AMT1" svg:font-family="'Albany AMT'" style:font-family-generic="modern" style:font-pitch="variable"/>
    <style:font-face style:name="DejaVu Sans Mono" svg:font-family="'DejaVu Sans Mono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fr" fo:country="FR" style:font-name-asian="Andale Sans UI" style:font-size-asian="24pt" style:language-asian="zxx" style:country-asian="none" style:font-name-complex="Andale Sans UI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Andale Sans UI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8-01-03T16:52:06</meta:creation-date>
    <dc:date>2017-03-04T15:22:56.797308393</dc:date>
    <meta:editing-cycles>33</meta:editing-cycles>
    <meta:editing-duration>PT5H49M32S</meta:editing-duration>
    <dc:creator>Philippe Latu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